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05ef" officeooo:paragraph-rsid="000b05ef"/>
    </style:style>
    <style:style style:name="P2" style:family="paragraph" style:parent-style-name="Standard">
      <style:paragraph-properties fo:text-align="center" style:justify-single-word="false"/>
      <style:text-properties officeooo:rsid="000b05ef" officeooo:paragraph-rsid="000b05ef"/>
    </style:style>
    <style:style style:name="P3" style:family="paragraph" style:parent-style-name="Standard">
      <style:text-properties officeooo:rsid="000b6939" officeooo:paragraph-rsid="000b6939"/>
    </style:style>
    <style:style style:name="P4" style:family="paragraph" style:parent-style-name="Standard">
      <style:text-properties officeooo:paragraph-rsid="000b6939"/>
    </style:style>
    <style:style style:name="P5" style:family="paragraph" style:parent-style-name="Text_20_body">
      <style:text-properties officeooo:rsid="000b05ef" officeooo:paragraph-rsid="000b05ef"/>
    </style:style>
    <style:style style:name="T1" style:family="text">
      <style:text-properties fo:color="#ff0000"/>
    </style:style>
    <style:style style:name="T2" style:family="text">
      <style:text-properties fo:color="#009900"/>
    </style:style>
    <style:style style:name="T3" style:family="text">
      <style:text-properties officeooo:rsid="000b69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 ROTATION</text:p>
      <text:p text:style-name="P1"/>
      <text:p text:style-name="P5"><text:span text:style-name="T1">Q.</text:span> How do I rotate log files under Linux operating system?</text:p>
      <text:p text:style-name="Text_20_body"><text:span text:style-name="T2">A. </text:span>You need use tool called logrotate, which is designed to ease administration of systems that generate large numbers of log files. It allows automatic rotation, compression, removal, and mailing of log files.</text:p>
      <text:p text:style-name="Text_20_body">Each log file may be handled daily, weekly, monthly, or when it grows too large. With this tool you keep logs longer with less disk space.</text:p>
      <text:p text:style-name="P1"/>
      <text:p text:style-name="P1"/>
      <text:p text:style-name="P4"><text:span text:style-name="T3">Main Configaration file: <text:s/></text:span>/etc/logrotate.conf</text:p>
      <text:p text:style-name="P4"><text:span text:style-name="T3">Directory: </text:span><text:span text:style-name="Source_20_Text">/etc/logrotate.d</text:span></text:p>
      <text:p text:style-name="P4"><text:span text:style-name="Source_20_Tex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0:47:42.663123239</meta:creation-date>
    <dc:date>2018-01-01T11:38:56.781564784</dc:date>
    <meta:editing-duration>PT10M22S</meta:editing-duration>
    <meta:editing-cycles>1</meta:editing-cycles>
    <meta:generator>LibreOffice/5.1.6.2$Linux_X86_64 LibreOffice_project/10m0$Build-2</meta:generator>
    <meta:document-statistic meta:table-count="0" meta:image-count="0" meta:object-count="0" meta:page-count="1" meta:paragraph-count="6" meta:word-count="78" meta:character-count="490" meta:non-whitespace-character-count="417"/>
  </office:meta>
</office:document-meta>
</file>